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List_20_Paragraph">
      <style:paragraph-properties fo:margin-left="0.6898in" fo:margin-right="0in" fo:text-indent="-0.6898in" style:auto-text-indent="false"/>
      <style:text-properties fo:font-size="10pt" style:font-size-asian="10pt" style:font-size-complex="10pt"/>
    </style:style>
    <style:style style:name="P2" style:family="paragraph" style:parent-style-name="Standard">
      <style:paragraph-properties fo:margin-left="0.6898in" fo:margin-right="0in" fo:text-indent="-0.6898in" style:auto-text-indent="false"/>
    </style:style>
    <style:style style:name="P3" style:family="paragraph" style:parent-style-name="Standard">
      <style:paragraph-properties fo:margin-left="0.6898in" fo:margin-right="0in" fo:text-indent="-0.6898in" style:auto-text-indent="false"/>
    </style:style>
    <style:style style:name="P4" style:family="paragraph" style:parent-style-name="Standard">
      <style:paragraph-properties fo:margin-left="0.6898in" fo:margin-right="0in" fo:text-indent="-0.6898in" style:auto-text-indent="false"/>
      <style:text-properties fo:font-size="10pt" fo:font-weight="bold" style:font-size-asian="10pt" style:font-weight-asian="bold" style:font-size-complex="10pt"/>
    </style:style>
    <style:style style:name="P5" style:family="paragraph" style:parent-style-name="Standard">
      <style:paragraph-properties fo:margin-left="0.6898in" fo:margin-right="0in" fo:text-indent="-0.6898in" style:auto-text-indent="false"/>
      <style:text-properties fo:font-size="10pt" style:font-size-asian="10pt" style:font-size-complex="10pt"/>
    </style:style>
    <style:style style:name="P6" style:family="paragraph" style:parent-style-name="Standard">
      <style:paragraph-properties fo:margin-left="0.6898in" fo:margin-right="0in" fo:text-indent="-0.6898in" style:auto-text-indent="false"/>
      <style:text-properties fo:font-size="10pt" officeooo:paragraph-rsid="001f8b15" style:font-size-asian="10pt" style:font-size-complex="10pt"/>
    </style:style>
    <style:style style:name="P7" style:family="paragraph" style:parent-style-name="Standard">
      <style:paragraph-properties fo:margin-left="0.6898in" fo:margin-right="0in" fo:text-indent="-0.6898in" style:auto-text-indent="false"/>
      <style:text-properties officeooo:paragraph-rsid="001f8b15"/>
    </style:style>
    <style:style style:name="P8" style:family="paragraph" style:parent-style-name="List_20_Paragraph">
      <style:paragraph-properties fo:margin-left="0.6898in" fo:margin-right="0in" fo:text-indent="-0.6898in" style:auto-text-indent="false"/>
    </style:style>
    <style:style style:name="P9" style:family="paragraph" style:parent-style-name="List_20_Paragraph">
      <style:paragraph-properties fo:margin-left="0.6898in" fo:margin-right="0in" fo:text-indent="-0.6898in" style:auto-text-indent="false"/>
      <style:text-properties fo:font-size="10pt" style:font-size-asian="10pt" style:font-size-complex="10pt"/>
    </style:style>
    <style:style style:name="P10" style:family="paragraph" style:parent-style-name="List_20_Paragraph">
      <style:paragraph-properties fo:margin-left="0.6898in" fo:margin-right="0in" fo:text-indent="-0.6898in" style:auto-text-indent="false"/>
      <style:text-properties fo:font-size="10pt" officeooo:paragraph-rsid="00244e19" style:font-size-asian="10pt" style:font-size-complex="10pt"/>
    </style:style>
    <style:style style:name="P11" style:family="paragraph" style:parent-style-name="List_20_Paragraph">
      <style:paragraph-properties fo:margin-left="0.6898in" fo:margin-right="0in" fo:text-indent="-0.6898in" style:auto-text-indent="false"/>
      <style:text-properties fo:font-size="10pt" fo:font-weight="bold" style:font-size-asian="10pt" style:font-weight-asian="bold" style:font-size-complex="10pt"/>
    </style:style>
    <style:style style:name="P12" style:family="paragraph" style:parent-style-name="List_20_Paragraph">
      <style:paragraph-properties fo:margin-left="0.6898in" fo:margin-right="0in" fo:text-indent="-0.6898in" style:auto-text-indent="false"/>
      <style:text-properties officeooo:paragraph-rsid="00244e19"/>
    </style:style>
    <style:style style:name="P13" style:family="paragraph" style:parent-style-name="Standard">
      <style:paragraph-properties fo:margin-left="0.6898in" fo:margin-right="0in" fo:text-indent="0in" style:auto-text-indent="false"/>
    </style:style>
    <style:style style:name="P14" style:family="paragraph" style:parent-style-name="Standard">
      <style:paragraph-properties fo:margin-left="0.6898in" fo:margin-right="0in" fo:text-indent="-0.1898in" style:auto-text-indent="false"/>
      <style:text-properties fo:font-size="10pt" style:font-size-asian="10pt" style:font-size-complex="10pt"/>
    </style:style>
    <style:style style:name="P15" style:family="paragraph" style:parent-style-name="Standard">
      <style:paragraph-properties fo:margin-left="0.6898in" fo:margin-right="0in" fo:text-indent="-0.6898in" style:auto-text-indent="false"/>
    </style:style>
    <style:style style:name="P16" style:family="paragraph" style:parent-style-name="Standard" style:master-page-name="Standard">
      <style:paragraph-properties fo:margin-left="0.6898in" fo:margin-right="0in" fo:text-indent="-0.6898in" style:auto-text-indent="false" style:page-number="auto"/>
      <style:text-properties fo:font-size="10pt" fo:font-weight="bold" style:font-size-asian="10pt" style:font-weight-asian="bold" style:font-size-complex="10pt"/>
    </style:style>
    <style:style style:name="P17" style:family="paragraph" style:parent-style-name="List_20_Paragraph">
      <style:paragraph-properties fo:margin-left="0.6898in" fo:margin-right="0in" fo:text-indent="-0.6898in" style:auto-text-indent="false"/>
      <style:text-properties fo:font-size="10pt" style:font-size-asian="10pt" style:font-size-complex="10pt"/>
    </style:style>
    <style:style style:name="T1" style:family="text">
      <style:text-properties fo:font-size="10pt" fo:font-weight="bold" style:font-name-asian="Arial" style:font-size-asian="10pt" style:font-weight-asian="bold" style:font-size-complex="10pt"/>
    </style:style>
    <style:style style:name="T2" style:family="text">
      <style:text-properties fo:font-size="10pt" fo:font-weight="bold" style:font-name-asian="Arial" style:font-size-asian="10pt" style:font-weight-asian="bold" style:font-size-complex="10pt"/>
    </style:style>
    <style:style style:name="T3" style:family="text">
      <style:text-properties fo:font-size="10pt" fo:font-weight="bold" style:font-size-asian="10pt" style:font-weight-asian="bold" style:font-size-complex="10pt"/>
    </style:style>
    <style:style style:name="T4" style:family="text">
      <style:text-properties fo:font-size="10pt" fo:font-weight="bold" officeooo:rsid="001f8b15" style:font-size-asian="10pt" style:font-weight-asian="bold" style:font-size-complex="10pt"/>
    </style:style>
    <style:style style:name="T5" style:family="text">
      <style:text-properties fo:font-size="10pt" fo:font-weight="bold" officeooo:rsid="00237383" style:font-size-asian="10pt" style:font-weight-asian="bold" style:font-size-complex="10pt"/>
    </style:style>
    <style:style style:name="T6" style:family="text">
      <style:text-properties fo:font-size="10pt" style:font-size-asian="10pt" style:font-size-complex="10pt"/>
    </style:style>
    <style:style style:name="T7" style:family="text">
      <style:text-properties fo:font-size="10pt" officeooo:rsid="001f8b15" style:font-size-asian="10pt" style:font-size-complex="10pt"/>
    </style:style>
    <style:style style:name="T8" style:family="text">
      <style:text-properties fo:font-size="10pt" officeooo:rsid="00244e19" style:font-size-asian="10pt" style:font-size-complex="10pt"/>
    </style:style>
    <style:style style:name="T9" style:family="text">
      <style:text-properties fo:font-size="10pt" officeooo:rsid="0025e39e" style:font-size-asian="10pt" style:font-size-complex="10pt"/>
    </style:style>
    <style:style style:name="T10" style:family="text">
      <style:text-properties fo:font-size="10pt" officeooo:rsid="002656d2" style:font-size-asian="10pt" style:font-size-complex="10pt"/>
    </style:style>
    <style:style style:name="T11" style:family="text">
      <style:text-properties fo:font-size="10pt" officeooo:rsid="0028f6dd" style:font-size-asian="10pt" style:font-size-complex="10pt"/>
    </style:style>
    <style:style style:name="T12" style:family="text">
      <style:text-properties fo:font-size="10pt" fo:font-weight="normal" officeooo:rsid="001f8b15" style:font-size-asian="10pt" style:font-weight-asian="normal" style:font-size-complex="10pt" style:font-weight-complex="normal"/>
    </style:style>
    <style:style style:name="T13" style:family="text">
      <style:text-properties fo:font-size="10pt" style:font-name-asian="Arial" style:font-size-asian="10pt" style:font-size-complex="10pt"/>
    </style:style>
    <style:style style:name="T14" style:family="text">
      <style:text-properties officeooo:rsid="001f8b15"/>
    </style:style>
    <style:style style:name="T15" style:family="text">
      <style:text-properties officeooo:rsid="0029c846"/>
    </style:style>
  </office:automatic-styles>
  <office:body>
    <office:text>
      <office:forms form:automatic-focus="false" form:apply-design-mode="false"/>
      <text:tracked-changes>
        <text:changed-region xml:id="ct94052759899968" text:id="ct94052759899968">
          <text:deletion>
            <office:change-info>
              <dc:creator>Unknown Author</dc:creator>
              <dc:date>2018-05-04T13:29:14</dc:date>
            </office:change-info>
            <text:p text:style-name="P1">var</text:p>
          </text:deletion>
        </text:changed-region>
        <text:changed-region xml:id="ct94052772140848" text:id="ct94052772140848">
          <text:insertion>
            <office:change-info>
              <dc:creator>Unknown Author</dc:creator>
              <dc:date>2018-05-04T13:29:14</dc:date>
            </office:change-info>
          </text:insertion>
        </text:changed-region>
        <text:changed-region xml:id="ct94052746274336" text:id="ct94052746274336">
          <text:deletion>
            <office:change-info>
              <dc:creator>Unknown Author</dc:creator>
              <dc:date>2018-05-04T10:25:08</dc:date>
            </office:change-info>
            <text:p text:style-name="P2"><text:span text:style-name="T1"/></text:p>
            <text:p text:style-name="P2"><text:span text:style-name="T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EpiData Analysis Specification of aggregate command.</text:p>
      <text:p text:style-name="P4">- v1.0 J.Lauritsen May2nd 2018</text:p>
      <text:p text:style-name="P4"/>
      <text:p text:style-name="P5">The aggregate command creates an aggregated dataset. The new dataset will have as many observations as indicated by the combinations of the variables specified. </text:p>
      <text:p text:style-name="P4"/>
      <text:p text:style-name="P4">Syntax: </text:p>
      <text:p text:style-name="P5">agg &lt;variable list &gt; <text:s/>[options]</text:p>
      <text:p text:style-name="P5">aggregate &lt;variable list &gt; <text:s/>[options]</text:p>
      <text:p text:style-name="P5"/>
      <text:p text:style-name="P5">Example: <text:tab/><text:tab/>agg sex agegrp !mean:=bs !min:=bs !max:=bs; </text:p>
      <text:p text:style-name="P5"/>
      <text:p text:style-name="P2"><text:span text:style-name="T3">Variable list</text:span><text:span text:style-name="T6">: Variables used to define strata. These variables cannot be used in the statistics </text:span></text:p>
      <text:p text:style-name="P5"/>
      <text:p text:style-name="P2"><text:span text:style-name="T3">Statistics available</text:span><text:span text:style-name="T6">: . </text:span></text:p>
      <text:p text:style-name="P1">Single values: <text:tab/>!max <text:s/><text:tab/>!min <text:s/></text:p>
      <text:p text:style-name="P1">Percentiles<text:tab/><text:tab/>!p5 p10 p25 p50 p75 p90 p95 p99 </text:p>
      <text:p text:style-name="P1">Calculations: <text:s/><text:tab/>!mean <text:tab/>!sum<text:tab/> !sd<text:tab/>!<text:change text:change-id="ct94052759899968"/><text:change-start text:change-id="ct94052772140848"/><text:span text:style-name="T15">sv</text:span><text:change-end text:change-id="ct94052772140848"/> (variance)</text:p>
      <text:p text:style-name="P1">!mv (counts of defined missing values and blanks for each variable)</text:p>
      <text:p text:style-name="P1"/>
      <text:p text:style-name="P11">Combined forms: </text:p>
      <text:p text:style-name="P8"><text:span text:style-name="T6"><text:tab/></text:span><text:span text:style-name="T3">!des </text:span><text:span text:style-name="T6">(min median max)<text:tab/></text:span><text:span text:style-name="T3">!iqr</text:span><text:span text:style-name="T6"> (p25 p75)<text:tab/></text:span><text:span text:style-name="T3">!idr</text:span><text:span text:style-name="T6"> (p10 p90)<text:tab/></text:span><text:span text:style-name="T3">!isr</text:span><text:span text:style-name="T6"> (p5 p95)<text:tab/><text:line-break/></text:span><text:span text:style-name="T3">!mci</text:span><text:span text:style-name="T6"> (mean +/- 1.96*sqrt(sd/n) = 95% Confidence Interval)</text:span></text:p>
      <text:p text:style-name="P1"/>
      <text:p text:style-name="P4">Options defining which observations are included:</text:p>
      <text:p text:style-name="P2"><text:span text:style-name="T3">!m</text:span><text:span text:style-name="T6"> <text:s text:c="6"/><text:tab/>Defined missing values and system missing are allowed as a valid value in the grouping (aggregation) variables. Any observation with a missing value (defined as part of value label or system missing) will not be included unless you add the !m option.</text:span></text:p>
      <text:p text:style-name="P5"/>
      <text:p text:style-name="P4">Options controlling output: </text:p>
      <text:p text:style-name="P2"><text:span text:style-name="T3">!nc</text:span><text:span text:style-name="T6"><text:tab/>The default is that the number of observations included in each substratum will be shown overall and for each variable. With the option !noc all columns indicating number of observations with valid data are excluded.</text:span></text:p>
      <text:p text:style-name="P5"/>
      <text:p text:style-name="P2"><text:span text:style-name="T3">!nt</text:span><text:span text:style-name="T6"><text:tab/>The first column will always be the total number of observations in a given combination of &lt;variable list&gt; values. The option !not hides this column. </text:span></text:p>
      <text:p text:style-name="P2"><text:span text:style-name="T13"><text:s/></text:span><text:change text:change-id="ct94052746274336"/><text:span text:style-name="T3">!</text:span><text:span text:style-name="T4">caption</text:span><text:span text:style-name="T3">:=</text:span><text:span text:style-name="T6"> "</text:span><text:span text:style-name="T11">&lt;string&gt;</text:span><text:span text:style-name="T6">" : Use to specify your own </text:span><text:span text:style-name="T8">caption for the table/</text:span><text:span text:style-name="T9">dataset</text:span><text:span text:style-name="T8">.</text:span><text:span text:style-name="T6"> <text:line-break/></text:span></text:p>
      <text:p text:style-name="P10"><text:tab/></text:p>
      <text:p text:style-name="P12"><text:span text:style-name="T6">!</text:span><text:span text:style-name="T8">headers := &lt;global vector&gt;: Use to </text:span><text:span text:style-name="T10">specify individual headers for each statitical function.</text:span></text:p>
      <text:p text:style-name="P5"/>
      <text:p text:style-name="P4">Options controlling saving <text:span text:style-name="T14">and further use </text:span>of aggregated dataset:</text:p>
      <text:p text:style-name="P2"><text:span text:style-name="T3">!</text:span><text:span text:style-name="T5">keep</text:span><text:span text:style-name="T3">:=</text:span><text:span text:style-name="T6">”dataset name” Save a copy of the summarised dataset as an extra dataset in the current project (the same way merge creates a </text:span><text:span text:style-name="T7">new </text:span><text:span text:style-name="T6">combined dataset, but leaves the original datasets untouched) </text:span></text:p>
      <text:p text:style-name="P5"/>
      <text:p text:style-name="P14">!replace <text:s/>Will replace a given dataset if this exists within the current project . Only relevant if you also indicate !save. </text:p>
      <text:p text:style-name="P5"/>
      <text:p text:style-name="P7"><text:span text:style-name="T3">!</text:span><text:span text:style-name="T4">c <text:tab/></text:span><text:span text:style-name="T12">Close current dataset and choose the </text:span><text:span text:style-name="T6">summarised dataset </text:span><text:span text:style-name="T7">as the active one </text:span></text:p>
      <text:p text:style-name="P6"/>
      <text:p text:style-name="P2"><text:span text:style-name="T3">Options shared with all other statistics commands: <text:line-break/>!q </text:span><text:span text:style-name="T6"><text:tab/>Hide output table</text:span></text:p>
      <text:p text:style-name="P13"><text:span text:style-name="T3">!dx<text:tab/></text:span><text:span text:style-name="T6">Number of decimals in the output (all estimates) All actual counts never have decimals. <text:line-break/></text:span><text:span text:style-name="T3">!vl <text:tab/>!vn<text:tab/>!L</text:span><text:span text:style-name="T6"><text:tab/>etc (all options controlling variable and value labels) <text:line-break/></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non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en" fo:country="GB" style:font-name-asian="Calibri" style:font-family-asian="Calibri"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paragraph-properties fo:margin-left="0.5in" fo:margin-right="0in" fo:margin-top="0in" fo:margin-bottom="0in" loext:contextual-spacing="true"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2957in" fo:margin-bottom="0.3945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s Lauritsen</meta:initial-creator>
    <meta:creation-date>2018-05-02T13:09:00</meta:creation-date>
    <dc:date>2018-05-04T13:29:15.836275755</dc:date>
    <meta:editing-cycles>16</meta:editing-cycles>
    <meta:editing-duration>PT6H56M14S</meta:editing-duration>
    <meta:generator>LibreOffice/5.4.6.2$Linux_X86_64 LibreOffice_project/40m0$Build-2</meta:generator>
    <meta:document-statistic meta:table-count="0" meta:image-count="0" meta:object-count="0" meta:page-count="1" meta:paragraph-count="29" meta:word-count="375" meta:character-count="2411" meta:non-whitespace-character-count="2017"/>
  </office:meta>
</office:document-meta>
</file>